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0e258a"/>
    </style:style>
    <style:style style:name="P2" style:family="paragraph" style:parent-style-name="Standard">
      <style:paragraph-properties fo:margin-left="0in" fo:margin-right="0in" fo:orphans="2" fo:widows="2" fo:text-indent="0in" style:auto-text-indent="false"/>
      <style:text-properties officeooo:rsid="000ad0e5" officeooo:paragraph-rsid="000ad0e5"/>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51cb4" officeooo:paragraph-rsid="00151cb4"/>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a42f0" officeooo:paragraph-rsid="001df551"/>
    </style:style>
    <style:style style:name="P5" style:family="paragraph" style:parent-style-name="Standard">
      <style:paragraph-properties fo:margin-left="0in" fo:margin-right="0in" fo:orphans="2" fo:widows="2" fo:text-indent="0in" style:auto-text-indent="false"/>
      <style:text-properties officeooo:rsid="00124711" officeooo:paragraph-rsid="002bac16"/>
    </style:style>
    <style:style style:name="P6"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7dddb"/>
    </style:style>
    <style:style style:name="P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3f3fca"/>
    </style:style>
    <style:style style:name="P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857a2"/>
    </style:style>
    <style:style style:name="P9"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1fed53"/>
    </style:style>
    <style:style style:name="P10"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857a2" officeooo:paragraph-rsid="003f3fca"/>
    </style:style>
    <style:style style:name="P1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a7b2" officeooo:paragraph-rsid="0041d25d"/>
    </style:style>
    <style:style style:name="P1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d25d" officeooo:paragraph-rsid="0044e531"/>
    </style:style>
    <style:style style:name="P13" style:family="paragraph" style:parent-style-name="Standard">
      <style:paragraph-properties fo:orphans="2" fo:widows="2"/>
      <style:text-properties officeooo:paragraph-rsid="000ad0e5"/>
    </style:style>
    <style:style style:name="P14" style:family="paragraph" style:parent-style-name="Standard">
      <style:paragraph-properties fo:orphans="2" fo:widows="2"/>
      <style:text-properties officeooo:rsid="002442c4" officeooo:paragraph-rsid="002442c4"/>
    </style:style>
    <style:style style:name="P15" style:family="paragraph" style:parent-style-name="Standard">
      <style:paragraph-properties fo:orphans="2" fo:widows="2"/>
      <style:text-properties officeooo:rsid="00277470" officeooo:paragraph-rsid="00277470"/>
    </style:style>
    <style:style style:name="P16" style:family="paragraph" style:parent-style-name="Standard">
      <style:paragraph-properties fo:orphans="2" fo:widows="2"/>
      <style:text-properties officeooo:paragraph-rsid="000ad0e5"/>
    </style:style>
    <style:style style:name="P17" style:family="paragraph" style:parent-style-name="Standard" style:list-style-name="L9">
      <style:paragraph-properties fo:orphans="2" fo:widows="2"/>
      <style:text-properties officeooo:paragraph-rsid="001ffbd9"/>
    </style:style>
    <style:style style:name="P18" style:family="paragraph" style:parent-style-name="Standard">
      <style:paragraph-properties fo:orphans="2" fo:widows="2"/>
      <style:text-properties officeooo:paragraph-rsid="0061ede0"/>
    </style:style>
    <style:style style:name="P19" style:family="paragraph" style:parent-style-name="Standard">
      <style:paragraph-properties fo:orphans="2" fo:widows="2"/>
      <style:text-properties officeooo:paragraph-rsid="001ffbd9"/>
    </style:style>
    <style:style style:name="P20" style:family="paragraph" style:parent-style-name="Standard" style:list-style-name="L2">
      <style:paragraph-properties fo:orphans="2" fo:widows="2"/>
      <style:text-properties officeooo:rsid="00235a71" officeooo:paragraph-rsid="00235a71"/>
    </style:style>
    <style:style style:name="P21" style:family="paragraph" style:parent-style-name="Standard">
      <style:paragraph-properties fo:orphans="2" fo:widows="2"/>
      <style:text-properties officeooo:rsid="00235a71" officeooo:paragraph-rsid="0061ede0"/>
    </style:style>
    <style:style style:name="P22" style:family="paragraph" style:parent-style-name="Standard">
      <style:paragraph-properties fo:orphans="2" fo:widows="2"/>
      <style:text-properties officeooo:rsid="002442c4" officeooo:paragraph-rsid="002442c4"/>
    </style:style>
    <style:style style:name="P23" style:family="paragraph" style:parent-style-name="Standard" style:list-style-name="L3">
      <style:paragraph-properties fo:orphans="2" fo:widows="2"/>
      <style:text-properties officeooo:rsid="00277470" officeooo:paragraph-rsid="00277470"/>
    </style:style>
    <style:style style:name="P24" style:family="paragraph" style:parent-style-name="Standard">
      <style:paragraph-properties fo:orphans="2" fo:widows="2"/>
      <style:text-properties officeooo:rsid="00277470" officeooo:paragraph-rsid="008cc5f3"/>
    </style:style>
    <style:style style:name="P25" style:family="paragraph" style:parent-style-name="Standard" style:list-style-name="L4">
      <style:paragraph-properties fo:orphans="2" fo:widows="2"/>
      <style:text-properties officeooo:rsid="000ad0e5" officeooo:paragraph-rsid="000e258a"/>
    </style:style>
    <style:style style:name="P26" style:family="paragraph" style:parent-style-name="Standard" style:list-style-name="L5">
      <style:paragraph-properties fo:orphans="2" fo:widows="2"/>
      <style:text-properties fo:font-variant="normal" fo:text-transform="none" fo:color="#222222" style:font-name="sans-serif" fo:font-size="10.5pt" fo:letter-spacing="normal" fo:font-style="normal" fo:font-weight="normal" officeooo:rsid="001668ea" officeooo:paragraph-rsid="001668ea"/>
    </style:style>
    <style:style style:name="P2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857a2"/>
    </style:style>
    <style:style style:name="P2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3f3fca"/>
    </style:style>
    <style:style style:name="P29" style:family="paragraph" style:parent-style-name="Standard" style:list-style-name="L6">
      <style:paragraph-properties fo:orphans="2" fo:widows="2"/>
      <style:text-properties fo:font-variant="normal" fo:text-transform="none" fo:color="#222222" style:font-name="sans-serif" fo:font-size="10.5pt" fo:letter-spacing="normal" fo:font-style="normal" fo:font-weight="normal" officeooo:rsid="0041a7b2" officeooo:paragraph-rsid="0041a7b2"/>
    </style:style>
    <style:style style:name="P30"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a7b2" officeooo:paragraph-rsid="0041d25d"/>
    </style:style>
    <style:style style:name="P3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4e531" officeooo:paragraph-rsid="004dfa65"/>
    </style:style>
    <style:style style:name="P32" style:family="paragraph" style:parent-style-name="Standard" style:list-style-name="L7">
      <style:paragraph-properties fo:orphans="2" fo:widows="2"/>
      <style:text-properties fo:font-variant="normal" fo:text-transform="none" fo:color="#222222" style:font-name="sans-serif" fo:font-size="10.5pt" fo:letter-spacing="normal" fo:font-style="normal" fo:font-weight="normal" officeooo:rsid="001a42f0" officeooo:paragraph-rsid="001a42f0"/>
    </style:style>
    <style:style style:name="P33" style:family="paragraph" style:parent-style-name="Standard" style:list-style-name="L8">
      <style:paragraph-properties fo:orphans="2" fo:widows="2"/>
      <style:text-properties fo:font-variant="normal" fo:text-transform="none" fo:color="#222222" style:font-name="sans-serif" fo:font-size="10.5pt" fo:letter-spacing="normal" fo:font-style="normal" fo:font-weight="normal" officeooo:rsid="001df551" officeooo:paragraph-rsid="001df551"/>
    </style:style>
    <style:style style:name="P34"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df551" officeooo:paragraph-rsid="001df551"/>
    </style:style>
    <style:style style:name="P35"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df551" officeooo:paragraph-rsid="004c69b4"/>
    </style:style>
    <style:style style:name="P36"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4c69b4"/>
    </style:style>
    <style:style style:name="P3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5ee5b" officeooo:paragraph-rsid="0055ee5b"/>
    </style:style>
    <style:style style:name="P3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80ba6" officeooo:paragraph-rsid="005d8b14"/>
    </style:style>
    <style:style style:name="P39"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80ba6" officeooo:paragraph-rsid="00868691"/>
    </style:style>
    <style:style style:name="P40"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6734df" officeooo:paragraph-rsid="006734df"/>
    </style:style>
    <style:style style:name="P4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6734df" officeooo:paragraph-rsid="00737f4b"/>
    </style:style>
    <style:style style:name="P4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6a1b2e" officeooo:paragraph-rsid="006a1b2e"/>
    </style:style>
    <style:style style:name="P43"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7f5cb0" officeooo:paragraph-rsid="007f5cb0"/>
    </style:style>
    <style:style style:name="P44" style:family="paragraph" style:parent-style-name="Standard">
      <style:paragraph-properties fo:orphans="2" fo:widows="2"/>
      <style:text-properties officeooo:rsid="001fed53" officeooo:paragraph-rsid="001df551"/>
    </style:style>
    <style:style style:name="P45" style:family="paragraph" style:parent-style-name="Standard">
      <style:paragraph-properties fo:orphans="2" fo:widows="2"/>
      <style:text-properties officeooo:rsid="005f46a8" officeooo:paragraph-rsid="005f46a8"/>
    </style:style>
    <style:style style:name="P46" style:family="paragraph" style:parent-style-name="Standard">
      <style:paragraph-properties fo:orphans="2" fo:widows="2"/>
      <style:text-properties officeooo:rsid="0061ede0" officeooo:paragraph-rsid="0061ede0"/>
    </style:style>
    <style:style style:name="P47" style:family="paragraph" style:parent-style-name="Standard">
      <style:paragraph-properties fo:orphans="2" fo:widows="2"/>
      <style:text-properties officeooo:rsid="0062cfcc" officeooo:paragraph-rsid="0062cfcc"/>
    </style:style>
    <style:style style:name="P48"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0f4582" officeooo:paragraph-rsid="000c2d4e"/>
    </style:style>
    <style:style style:name="P49"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a42f0" officeooo:paragraph-rsid="001df551"/>
    </style:style>
    <style:style style:name="P50"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56f0e5" officeooo:paragraph-rsid="0056f0e5"/>
    </style:style>
    <style:style style:name="P51"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49eb84" officeooo:paragraph-rsid="007b0e4d"/>
    </style:style>
    <style:style style:name="P52"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49eb84" officeooo:paragraph-rsid="008ced97"/>
    </style:style>
    <style:style style:name="P53"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87ea8b" officeooo:paragraph-rsid="0087ea8b"/>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0d9fb8"/>
    </style:style>
    <style:style style:name="T3" style:family="text">
      <style:text-properties fo:font-variant="normal" fo:text-transform="none" fo:color="#222222" style:font-name="sans-serif" fo:font-size="10.5pt" fo:letter-spacing="normal" fo:font-style="normal" fo:font-weight="normal" officeooo:rsid="0030f949"/>
    </style:style>
    <style:style style:name="T4" style:family="text">
      <style:text-properties fo:font-variant="normal" fo:text-transform="none" fo:color="#222222" style:font-name="sans-serif" fo:font-size="10.5pt" fo:letter-spacing="normal" fo:font-style="normal" fo:font-weight="normal" officeooo:rsid="003287bb"/>
    </style:style>
    <style:style style:name="T5" style:family="text">
      <style:text-properties fo:font-variant="normal" fo:text-transform="none" fo:color="#222222" style:font-name="sans-serif" fo:font-size="10.5pt" fo:letter-spacing="normal" fo:font-style="normal" fo:font-weight="normal" officeooo:rsid="003445f5"/>
    </style:style>
    <style:style style:name="T6" style:family="text">
      <style:text-properties fo:font-variant="normal" fo:text-transform="none" fo:color="#222222" style:font-name="sans-serif" fo:font-size="10.5pt" fo:letter-spacing="normal" fo:font-style="normal" fo:font-weight="normal" officeooo:rsid="003b0732"/>
    </style:style>
    <style:style style:name="T7" style:family="text">
      <style:text-properties fo:font-variant="normal" fo:text-transform="none" fo:color="#222222" style:font-name="sans-serif" fo:font-size="10.5pt" fo:letter-spacing="normal" fo:font-style="normal" fo:font-weight="normal" officeooo:rsid="001ffbd9"/>
    </style:style>
    <style:style style:name="T8" style:family="text">
      <style:text-properties fo:font-variant="normal" fo:text-transform="none" fo:color="#222222" style:font-name="sans-serif" fo:font-size="10.5pt" fo:letter-spacing="normal" fo:font-style="normal" fo:font-weight="normal" officeooo:rsid="0087ea8b"/>
    </style:style>
    <style:style style:name="T9" style:family="text">
      <style:text-properties fo:font-variant="normal" fo:text-transform="none" fo:color="#222222" fo:letter-spacing="normal"/>
    </style:style>
    <style:style style:name="T10" style:family="text">
      <style:text-properties fo:font-variant="normal" fo:text-transform="none" fo:color="#222222" style:font-name="arial" fo:font-size="12pt" fo:letter-spacing="normal" fo:font-style="normal" fo:font-weight="bold"/>
    </style:style>
    <style:style style:name="T11" style:family="text">
      <style:text-properties fo:font-variant="normal" fo:text-transform="none" fo:color="#222222" style:font-name="arial" fo:font-size="12pt" fo:letter-spacing="normal" fo:font-style="normal" fo:font-weight="bold" officeooo:rsid="0061ede0"/>
    </style:style>
    <style:style style:name="T12" style:family="text">
      <style:text-properties fo:font-variant="normal" fo:text-transform="none" fo:color="#222222" style:font-name="arial" fo:font-size="12pt" fo:letter-spacing="normal" fo:font-style="normal" fo:font-weight="bold" officeooo:rsid="006e63f3"/>
    </style:style>
    <style:style style:name="T13" style:family="text">
      <style:text-properties fo:font-variant="normal" fo:text-transform="none" fo:color="#222222" style:font-name="arial" fo:font-size="12pt" fo:letter-spacing="normal" fo:font-style="normal" fo:font-weight="bold" officeooo:rsid="0084a213"/>
    </style:style>
    <style:style style:name="T14" style:family="text">
      <style:text-properties fo:font-variant="normal" fo:text-transform="none" fo:color="#222222" style:font-name="arial" fo:font-size="12pt" fo:letter-spacing="normal" fo:font-style="normal" fo:font-weight="normal"/>
    </style:style>
    <style:style style:name="T15" style:family="text">
      <style:text-properties fo:font-variant="normal" fo:text-transform="none" fo:color="#222222" style:font-name="arial" fo:font-size="12pt" fo:letter-spacing="normal" fo:font-style="normal" fo:font-weight="normal" officeooo:rsid="004ba0dc" style:font-weight-asian="normal" style:font-weight-complex="normal"/>
    </style:style>
    <style:style style:name="T16" style:family="text">
      <style:text-properties fo:font-variant="normal" fo:text-transform="none" fo:color="#222222" style:font-name="arial" fo:font-size="12pt" fo:letter-spacing="normal" fo:font-style="normal" fo:font-weight="normal" officeooo:rsid="005f46a8" style:font-weight-asian="normal" style:font-weight-complex="normal"/>
    </style:style>
    <style:style style:name="T17" style:family="text">
      <style:text-properties fo:font-variant="normal" fo:text-transform="none" fo:color="#222222" style:font-name="arial" fo:font-size="12pt" fo:letter-spacing="normal" fo:font-style="normal" fo:font-weight="normal" officeooo:rsid="0084a213" style:font-weight-asian="normal" style:font-weight-complex="normal"/>
    </style:style>
    <style:style style:name="T18" style:family="text">
      <style:text-properties fo:font-variant="normal" fo:text-transform="none" fo:color="#222222" style:font-name="arial" fo:font-size="12pt" fo:letter-spacing="normal" fo:font-style="normal" fo:font-weight="normal" officeooo:rsid="00604289"/>
    </style:style>
    <style:style style:name="T19" style:family="text">
      <style:text-properties fo:font-variant="normal" fo:text-transform="none" fo:color="#222222" style:font-name="arial" fo:font-size="12pt" fo:letter-spacing="normal" fo:font-style="normal" fo:font-weight="normal" officeooo:rsid="0061ede0"/>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1" style:family="text">
      <style:text-properties style:font-name="Arial"/>
    </style:style>
    <style:style style:name="T22" style:family="text">
      <style:text-properties style:font-name="Arial" officeooo:rsid="003f3fca"/>
    </style:style>
    <style:style style:name="T23" style:family="text">
      <style:text-properties officeooo:rsid="001857a2"/>
    </style:style>
    <style:style style:name="T24" style:family="text">
      <style:text-properties officeooo:rsid="002442c4"/>
    </style:style>
    <style:style style:name="T25" style:family="text">
      <style:text-properties officeooo:rsid="0027cf18"/>
    </style:style>
    <style:style style:name="T26" style:family="text">
      <style:text-properties officeooo:rsid="002cee36"/>
    </style:style>
    <style:style style:name="T27" style:family="text">
      <style:text-properties officeooo:rsid="003f3fca"/>
    </style:style>
    <style:style style:name="T28" style:family="text">
      <style:text-properties officeooo:rsid="00476313"/>
    </style:style>
    <style:style style:name="T29" style:family="text">
      <style:text-properties officeooo:rsid="001a42f0"/>
    </style:style>
    <style:style style:name="T30" style:family="text">
      <style:text-properties officeooo:rsid="00495301"/>
    </style:style>
    <style:style style:name="T31" style:family="text">
      <style:text-properties officeooo:rsid="004dfa65"/>
    </style:style>
    <style:style style:name="T32" style:family="text">
      <style:text-properties officeooo:rsid="0054d564"/>
    </style:style>
    <style:style style:name="T33" style:family="text">
      <style:text-properties officeooo:rsid="0056139b"/>
    </style:style>
    <style:style style:name="T34" style:family="text">
      <style:text-properties officeooo:rsid="00566b23"/>
    </style:style>
    <style:style style:name="T35" style:family="text">
      <style:text-properties officeooo:rsid="00587313"/>
    </style:style>
    <style:style style:name="T36" style:family="text">
      <style:text-properties officeooo:rsid="0061ede0"/>
    </style:style>
    <style:style style:name="T37" style:family="text">
      <style:text-properties officeooo:rsid="0062cfcc"/>
    </style:style>
    <style:style style:name="T38" style:family="text">
      <style:text-properties officeooo:rsid="0064a118"/>
    </style:style>
    <style:style style:name="T39" style:family="text">
      <style:text-properties officeooo:rsid="0065902d"/>
    </style:style>
    <style:style style:name="T40" style:family="text">
      <style:text-properties officeooo:rsid="0068581d"/>
    </style:style>
    <style:style style:name="T41" style:family="text">
      <style:text-properties officeooo:rsid="006bcf6b"/>
    </style:style>
    <style:style style:name="T42" style:family="text">
      <style:text-properties officeooo:rsid="006c2a0d"/>
    </style:style>
    <style:style style:name="T43" style:family="text">
      <style:text-properties officeooo:rsid="00737f4b"/>
    </style:style>
    <style:style style:name="T44" style:family="text">
      <style:text-properties officeooo:rsid="0074916e"/>
    </style:style>
    <style:style style:name="T45" style:family="text">
      <style:text-properties officeooo:rsid="007a4dc0"/>
    </style:style>
    <style:style style:name="T46" style:family="text">
      <style:text-properties officeooo:rsid="007c8073"/>
    </style:style>
    <style:style style:name="T47" style:family="text">
      <style:text-properties officeooo:rsid="007d6831"/>
    </style:style>
    <style:style style:name="T48" style:family="text">
      <style:text-properties officeooo:rsid="007fd65f"/>
    </style:style>
    <style:style style:name="T49" style:family="text">
      <style:text-properties officeooo:rsid="0086ffd5"/>
    </style:style>
    <style:style style:name="T50" style:family="text">
      <style:text-properties officeooo:rsid="0087ea8b"/>
    </style:style>
    <style:style style:name="T51" style:family="text">
      <style:text-properties officeooo:rsid="0089f815"/>
    </style:style>
    <style:style style:name="T52" style:family="text">
      <style:text-properties officeooo:rsid="008cc5f3"/>
    </style:style>
    <style:style style:name="T53" style:family="text">
      <style:text-properties officeooo:rsid="008d76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Good afternoon everyone, my name is milad kiwan <text:span text:style-name="T26">and I will present you my the thesis entitled state of art of generative models in robotics applications.</text:span></text:p>
      <text:p text:style-name="P14"/>
      <text:p text:style-name="P45"><text:span text:style-name="T52">I</text:span> will start by introducing some backgrouds, then I will talk about the most important framework I went through, and at the end I will drow some conclusions.</text:p>
      <text:p text:style-name="P45"/>
      <text:p text:style-name="P18"><text:span text:style-name="T14"> </text:span><text:span text:style-name="T10">Generative Model</text:span><text:span text:style-name="T12">ing </text:span><text:span text:style-name="T13">is</text:span><text:span text:style-name="T12"> </text:span><text:span text:style-name="T15">one of the hottest topics in AI </text:span><text:span text:style-name="T16">in the last few years</text:span><text:span text:style-name="T15">,</text:span></text:p>
      <text:p text:style-name="P18"><text:span text:style-name="T15"><text:s/></text:span><text:span text:style-name="T16">a generative </text:span><text:span text:style-name="T17">model</text:span><text:span text:style-name="T16"> i</text:span><text:span text:style-name="T14">s a powerful way of </text:span><text:span text:style-name="T10">learning</text:span><text:span text:style-name="T9"> </text:span><text:span text:style-name="T14">any kind of data distribution </text:span><text:span text:style-name="T18">and then generate new instances similar to the original data, </text:span><text:span text:style-name="T19"><text:s/></text:span><text:span text:style-name="T18">it is </text:span><text:span text:style-name="T19">an</text:span><text:span text:style-name="T14"> unsupervised </text:span><text:span text:style-name="T10">learning </text:span><text:span text:style-name="T11">approach</text:span><text:span text:style-name="T9"> </text:span><text:span text:style-name="T14">and has achieved tremendous success in just few years</text:span></text:p>
      <text:p text:style-name="P13"/>
      <text:p text:style-name="P46">one of the famous generative models is the </text:p>
      <text:list xml:id="list803724547603747243" text:style-name="L2">
        <text:list-item>
          <text:p text:style-name="P20">VAE</text:p>
        </text:list-item>
      </text:list>
      <text:p text:style-name="P21">is composed of two <text:s/>neural networks <text:span text:style-name="T36">called</text:span> encoder an decoder <text:span text:style-name="T36">and are</text:span> connected in the middle <text:span text:style-name="T24">forming a bottleneck</text:span>, usually called vector <text:s/>z, <text:s/><text:span text:style-name="T24">the encoders network shrinks to <text:s/>finds the probability distribution of data <text:s/>wherefrom the vector z is sampled which is a lower dimension <text:s/>representation of the data, <text:s/>z then is passed to the decoder to reconstruct the input.</text:span></text:p>
      <text:p text:style-name="P21"/>
      <text:p text:style-name="P47">Another generative model is </text:p>
      <text:p text:style-name="P47"/>
      <text:list xml:id="list6537129850845505461" text:style-name="L3">
        <text:list-item>
          <text:p text:style-name="P23">GAN:</text:p>
        </text:list-item>
      </text:list>
      <text:p text:style-name="P24"><text:span text:style-name="T49">it is </text:span>one of the most interesting ideas in machine learning, where we haee these 2 networks called generator and discriminator that are <text:span text:style-name="T37">competing</text:span> like in 2 players game, the generator try <text:s/><text:span text:style-name="T37">fool the discriminator by </text:span>generat<text:span text:style-name="T37">ing</text:span> new instances similar the original ones, and the discriminator has to distinguish between the authentic and <text:span text:style-name="T52">g</text:span>enerated data.</text:p>
      <text:p text:style-name="P15"/>
      <text:p text:style-name="P15">The networks parameters are updated this formula which is derived from the cross entropy loss functions. The aim of the training process is to find saddle point between them. Where the discriminator is not able any more to distinguish between fake and real data.</text:p>
      <text:p text:style-name="P2"/>
      <text:list xml:id="list4751187358609022765" text:style-name="L4">
        <text:list-item>
          <text:p text:style-name="P25">RL:</text:p>
        </text:list-item>
      </text:list>
      <text:p text:style-name="P5">one of machine learning fields employed <text:span text:style-name="T39">mostly</text:span> <text:span text:style-name="T38">in robotics application</text:span> to develop models that aim to <text:span text:style-name="T38">teach an agent to</text:span> perform actions in an environment. <text:span text:style-name="T25">For example an agent has to learn how to get out of a maze, firstly observe its state in the environment choose an action and evalute it then observe the new state and so on till finds the exit.</text:span></text:p>
      <text:p text:style-name="P5"/>
      <text:p text:style-name="P1"><text:span text:style-name="T1">The </text:span><text:span text:style-name="T2">environment</text:span><text:span text:style-name="T1"> is typically stated in the form of a </text:span><text:a xlink:type="simple" xlink:href="https://en.wikipedia.org/wiki/Markov_decision_process" text:style-name="Internet_20_link" text:visited-style-name="Visited_20_Internet_20_Link"><text:span text:style-name="T20">Markov decision process</text:span></text:a><text:span text:style-name="T9"> </text:span><text:span text:style-name="T1">(MDP) </text:span><text:span text:style-name="T3">where we need to define state and action spaces, a reward function </text:span><text:span text:style-name="T8">that tells how good was the pair state action</text:span><text:span text:style-name="T3">. </text:span><text:span text:style-name="T4">A transition matrix that define the probability tra</text:span><text:span text:style-name="T6">n</text:span><text:span text:style-name="T4">sition between the states. </text:span><text:span text:style-name="T5">in most robotics application this matrix cant be defined.</text:span></text:p>
      <text:p text:style-name="P48"/>
      <text:p text:style-name="P53">This first paper I will talk about</text:p>
      <text:p text:style-name="P3"/>
      <text:list xml:id="list5872634142073347223" text:style-name="L5">
        <text:list-item>
          <text:p text:style-name="P26">Domain randomization and generative models for robotic grasping</text:p>
        </text:list-item>
      </text:list>
      <text:p text:style-name="P7"/>
      <text:p text:style-name="P41">this paper was developed to perfo<text:span text:style-name="T40">r</text:span>m grasp planning <text:span text:style-name="T40">on</text:span> random objects th<text:span text:style-name="T43">is</text:span> model was <text:span text:style-name="T50">initially</text:span> trained on generated objects in simulat<text:span text:style-name="T50">ed environment</text:span>, the generation process was by placing sequentially random meshes so that each mesh intersects with at least one of the preceding ones. </text:p>
      <text:p text:style-name="P40"/>
      <text:p text:style-name="P7"><text:span text:style-name="T27">the </text:span>first <text:span text:style-name="T27">part of the model</text:span> is the grasp planning module <text:span text:style-name="T23">consists of N (the dimensionality of the grasp) small NNs, each of them takes as input a representation of the image of the object taken from the robot arm <text:s/>and outputs the probability of each grasp,</text:span></text:p>
      <text:p text:style-name="P10"><text:soft-page-break/><text:span text:style-name="T27">so essentially </text:span>the planner outputs a probability distribution over <text:span text:style-name="T41">the</text:span> grasps.</text:p>
      <text:p text:style-name="P6"/>
      <text:p text:style-name="P8"><text:span text:style-name="T21">the second part is grasp evaluation mode</text:span><text:span text:style-name="T22">l</text:span> <text:s/><text:span text:style-name="T27">that </text:span>outputs a single scalar value corresponding to the likelihood of success of <text:span text:style-name="T27">each</text:span> grasp returned from the planner. </text:p>
      <text:p text:style-name="P8"/>
      <text:p text:style-name="P42">This framework <text:span text:style-name="T44">demonstrated the importance of the generative modeling in terms of the ability </text:span>to scale to real world objects</text:p>
      <text:p text:style-name="P8"/>
      <text:p text:style-name="P8"/>
      <text:list xml:id="list5943081851012098366" text:style-name="L6">
        <text:list-item>
          <text:p text:style-name="P29">Vision-Based Multi-Task Manipulation for Inexpensive Robots Using End-To-End Learning from Demonstration</text:p>
          <text:p text:style-name="P29"/>
        </text:list-item>
      </text:list>
      <text:p text:style-name="P12">is <text:span text:style-name="T28">one of the most recent and</text:span> complex framework to make the robot learn multi task from demonstrations and it is composed of <text:span text:style-name="T42">an</text:span> encoder <text:span text:style-name="T50">that </text:span>returns <text:span text:style-name="T50">a</text:span> representation of the image this representation is then passed to the GAN that acts as a decoder and the policy controller <text:span text:style-name="T42">built as a LSTM</text:span> that interact with the environment. </text:p>
      <text:p text:style-name="P12"/>
      <text:p text:style-name="P31">The reason of structur<text:span text:style-name="T50">ing</text:span> decoder in this way is to add robustness to the image representation returned from the encoder since this rep<text:span text:style-name="T47">r</text:span>e<text:span text:style-name="T47">se</text:span>ntation should fit for different tasks. the e<text:span text:style-name="T47">nco</text:span>der error is comp<text:span text:style-name="T47">o</text:span>sed of 3 terms, its t<text:span text:style-name="T47">y</text:span>pical <text:span text:style-name="T50">kl-divergence</text:span> loss plus a reconstruction error which is mse between the last 2 fully connected layers of the discriminator and its own <text:span text:style-name="T50">corresponding</text:span> layers plus the gan error. </text:p>
      <text:p text:style-name="P31">the policy controller is an LSTM because we want the robot to learn multi-tasks so the LSTM takes together with the image representation a one-hot vector to identify the task and returns a probability distribution mean variance and a weight for each joint of the robot and <text:span text:style-name="T51">then the</text:span> joint configurations are sampled and sent as a command to the robot.</text:p>
      <text:p text:style-name="P35"/>
      <text:p text:style-name="P36">the <text:span text:style-name="T47">experiments</text:span> <text:span text:style-name="T30">were made on real robot and the authors provided also videos of the robot behavior (like cleaning an object with a towel)</text:span></text:p>
      <text:p text:style-name="P11"/>
      <text:p text:style-name="P11"/>
      <text:p text:style-name="P11"/>
      <text:list xml:id="list1381859824509867044" text:style-name="L7">
        <text:list-item>
          <text:p text:style-name="P32">GAIL</text:p>
        </text:list-item>
      </text:list>
      <text:p text:style-name="P52">is a <text:span text:style-name="T31">beautiful</text:span> combination between gan and rl, <text:span text:style-name="T45">where the generator is the policy controller, that generates trajectories and</text:span> uses <text:span text:style-name="T29">TRPO algorithm that finding a trust region that can move the policy toward expert-like regions and the discriminator distinguishes between expert and generated trajectories.</text:span></text:p>
      <text:p text:style-name="P51"/>
      <text:p text:style-name="P50">the experiments were made in <text:span text:style-name="T46">simulated </text:span><text:s/>e<text:span text:style-name="T47">n</text:span>vironme<text:span text:style-name="T47">n</text:span>ts and show better performance over other be<text:span text:style-name="T46">h</text:span>avior cloning algorithms also in complex tasks as 3D humanoid locomotion</text:p>
      <text:p text:style-name="P4"/>
      <text:p text:style-name="P4"/>
      <text:list xml:id="list1971830047486049049" text:style-name="L8">
        <text:list-item>
          <text:p text:style-name="P33">SI-GARL</text:p>
        </text:list-item>
      </text:list>
      <text:p text:style-name="P34"/>
      <text:p text:style-name="P43">is another framework that combines gan with RL, <text:span text:style-name="T32">where we have a nn that generates initial policies and another one to estimate the state value function , a black box policy improvement operator could any algorithm to improve the policy using the state value function TRPO performed very well, the improved policy then interacts with the environment the discriminator distinguishes between initial and improved policies</text:span></text:p>
      <text:p text:style-name="P43"/>
      <text:p text:style-name="P37">the experiments of this framework were made in virtual environments showing <text:span text:style-name="T53">better</text:span> performance over <text:span text:style-name="T34">the exsisting rl algorithms like</text:span> DQN REINFORCE and <text:span text:style-name="T33">Asynchronous actor-critic agents</text:span></text:p>
      <text:p text:style-name="P44"><text:span text:style-name="T1"/></text:p>
      <text:p text:style-name="P44"><text:span text:style-name="T1"/></text:p>
      <text:p text:style-name="P44"><text:span text:style-name="T1"/></text:p>
      <text:p text:style-name="P9"/>
      <text:p text:style-name="P9"/>
      <text:list xml:id="list6958648540151213594" text:style-name="L9">
        <text:list-item>
          <text:p text:style-name="P17"><text:span text:style-name="T7">Discusion and conclusion</text:span></text:p>
        </text:list-item>
      </text:list>
      <text:p text:style-name="P19"><text:soft-page-break/><text:span text:style-name="T7"/></text:p>
      <text:p text:style-name="P39">generative models are usually hard to train, sometimes it is hard to tell if model has learned. And generally require a large amou<text:span text:style-name="T48">n</text:span>t of data. VAEs find the probability distribution of the dataset, so it might generate data instances that <text:span text:style-name="T35">could not make sense. But still when it works, it works really well and to find the latent space VAE is the best option to take. </text:span></text:p>
      <text:p text:style-name="P39"><text:span text:style-name="T35">in most recent papers <text:s/>the authors moved to latent space instead of working on the raw data because of the difficulties to deal with the high dimensional spaces.</text:span></text:p>
      <text:p text:style-name="P38"/>
      <text:p text:style-name="P38"><text:span text:style-name="T35">The introduction of Gan in Rl intoduced generative adversarial rl, avoiding the design of a reward function which is very hard to design for complex tasks. And leading to achieve multi-tasks framework for robotics. In future people can have domestic robots that are able to learn the owner’s desired tasks by showing them some demonst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835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1:47.949226529</meta:creation-date>
    <dc:date>2020-04-20T01:11:58.529756531</dc:date>
    <meta:editing-duration>P2DT16H26M36S</meta:editing-duration>
    <meta:editing-cycles>100</meta:editing-cycles>
    <meta:generator>LibreOffice/5.1.6.2$Linux_X86_64 LibreOffice_project/10m0$Build-2</meta:generator>
    <meta:document-statistic meta:table-count="0" meta:image-count="0" meta:object-count="0" meta:page-count="3" meta:paragraph-count="37" meta:word-count="1105" meta:character-count="6677" meta:non-whitespace-character-count="5595"/>
  </office:meta>
</office:document-meta>
</file>